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0b0" officeooo:paragraph-rsid="000060b0"/>
    </style:style>
    <style:style style:name="P2" style:family="paragraph" style:parent-style-name="Standard">
      <style:text-properties officeooo:rsid="000060b0" officeooo:paragraph-rsid="000e1aa4"/>
    </style:style>
    <style:style style:name="P3" style:family="paragraph" style:parent-style-name="Standard">
      <style:text-properties officeooo:paragraph-rsid="000060b0"/>
    </style:style>
    <style:style style:name="P4" style:family="paragraph" style:parent-style-name="Standard">
      <style:text-properties officeooo:rsid="0001f96e" officeooo:paragraph-rsid="0001f96e"/>
    </style:style>
    <style:style style:name="P5" style:family="paragraph" style:parent-style-name="Standard">
      <style:text-properties officeooo:rsid="0001f96e" officeooo:paragraph-rsid="00035f31"/>
    </style:style>
    <style:style style:name="P6" style:family="paragraph" style:parent-style-name="Standard">
      <style:text-properties style:text-position="sub 58%" officeooo:rsid="0001f96e" officeooo:paragraph-rsid="00035f31"/>
    </style:style>
    <style:style style:name="P7" style:family="paragraph" style:parent-style-name="Standard">
      <style:text-properties style:text-position="0% 100%" officeooo:rsid="00035f31" officeooo:paragraph-rsid="00035f31"/>
    </style:style>
    <style:style style:name="P8" style:family="paragraph" style:parent-style-name="Standard">
      <style:text-properties officeooo:paragraph-rsid="00097c7e"/>
    </style:style>
    <style:style style:name="P9" style:family="paragraph" style:parent-style-name="Standard">
      <style:text-properties officeooo:rsid="00097c7e" officeooo:paragraph-rsid="00097c7e"/>
    </style:style>
    <style:style style:name="P10" style:family="paragraph" style:parent-style-name="Standard">
      <style:text-properties officeooo:rsid="000ab586" officeooo:paragraph-rsid="000ab586"/>
    </style:style>
    <style:style style:name="P11" style:family="paragraph" style:parent-style-name="Standard">
      <style:text-properties fo:color="#2a6099" loext:opacity="100%" officeooo:rsid="000060b0" officeooo:paragraph-rsid="000060b0"/>
    </style:style>
    <style:style style:name="P12" style:family="paragraph" style:parent-style-name="Standard">
      <style:text-properties style:text-position="0% 100%" style:font-name="Liberation Serif" fo:font-size="12pt" fo:language="fr" fo:country="FR" officeooo:rsid="00097c7e" officeooo:paragraph-rsid="00097c7e" style:font-size-asian="12pt" style:font-size-complex="12pt"/>
    </style:style>
    <style:style style:name="P13" style:family="paragraph" style:parent-style-name="Standard">
      <style:text-properties style:text-position="0% 100%" officeooo:rsid="0004e100" officeooo:paragraph-rsid="0004e100"/>
    </style:style>
    <style:style style:name="P14" style:family="paragraph" style:parent-style-name="Standard">
      <style:text-properties style:text-position="0% 100%" officeooo:rsid="0017f796" officeooo:paragraph-rsid="0017f796"/>
    </style:style>
    <style:style style:name="P15" style:family="paragraph" style:parent-style-name="Standard">
      <style:text-properties officeooo:rsid="0001f96e" officeooo:paragraph-rsid="0001f96e"/>
    </style:style>
    <style:style style:name="P16" style:family="paragraph" style:parent-style-name="Standard">
      <style:text-properties officeooo:rsid="000060b0" officeooo:paragraph-rsid="000060b0"/>
    </style:style>
    <style:style style:name="P17" style:family="paragraph" style:parent-style-name="Standard">
      <style:text-properties officeooo:rsid="0016d614" officeooo:paragraph-rsid="0016d614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b4c7dc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e994"/>
      <style:paragraph-properties style:writing-mode="lr-tb"/>
    </style:style>
    <style:style style:name="P22" style:family="paragraph">
      <style:paragraph-properties style:writing-mode="lr-tb"/>
    </style:style>
    <style:style style:name="T1" style:family="text">
      <style:text-properties officeooo:rsid="000060b0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super 58%" fo:font-weight="bold" officeooo:rsid="0011e5c5" style:font-weight-asian="bold" style:font-weight-complex="bold"/>
    </style:style>
    <style:style style:name="T5" style:family="text">
      <style:text-properties style:text-position="super 58%" officeooo:rsid="0017f7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60b0" style:font-weight-asian="bold" style:font-weight-complex="bold"/>
    </style:style>
    <style:style style:name="T8" style:family="text">
      <style:text-properties fo:font-weight="bold" officeooo:rsid="000ab586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officeooo:rsid="00035f31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35f31"/>
    </style:style>
    <style:style style:name="T13" style:family="text">
      <style:text-properties style:text-position="0% 100%" officeooo:rsid="0004e100"/>
    </style:style>
    <style:style style:name="T14" style:family="text">
      <style:text-properties style:text-position="0% 100%" officeooo:rsid="00097c7e"/>
    </style:style>
    <style:style style:name="T15" style:family="text">
      <style:text-properties style:text-position="0% 100%" style:font-name="Liberation Serif" fo:font-size="12pt" fo:language="fr" fo:country="FR" style:font-size-asian="12pt" style:font-size-complex="12pt"/>
    </style:style>
    <style:style style:name="T16" style:family="text">
      <style:text-properties style:text-position="0% 100%" style:font-name="Liberation Seri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style:text-position="0% 100%" fo:font-weight="bold" officeooo:rsid="00035f31" style:font-weight-asian="bold" style:font-weight-complex="bold"/>
    </style:style>
    <style:style style:name="T18" style:family="text">
      <style:text-properties style:text-position="0% 100%" officeooo:rsid="000e1aa4"/>
    </style:style>
    <style:style style:name="T19" style:family="text">
      <style:text-properties style:text-position="0% 100%" officeooo:rsid="0017f796"/>
    </style:style>
    <style:style style:name="T20" style:family="text">
      <style:text-properties officeooo:rsid="0007a783"/>
    </style:style>
    <style:style style:name="T21" style:family="text">
      <style:text-properties officeooo:rsid="00097c7e"/>
    </style:style>
    <style:style style:name="T22" style:family="text">
      <style:text-properties style:font-name="Liberation Serif" officeooo:rsid="00035f31"/>
    </style:style>
    <style:style style:name="T23" style:family="text">
      <style:text-properties officeooo:rsid="000a0185"/>
    </style:style>
    <style:style style:name="T24" style:family="text">
      <style:text-properties officeooo:rsid="000ab586"/>
    </style:style>
    <style:style style:name="T25" style:family="text">
      <style:text-properties officeooo:rsid="000b6710"/>
    </style:style>
    <style:style style:name="T26" style:family="text">
      <style:text-properties officeooo:rsid="000e1aa4"/>
    </style:style>
    <style:style style:name="T27" style:family="text">
      <style:text-properties officeooo:rsid="0017f796"/>
    </style:style>
    <style:style style:name="T28" style:family="text">
      <style:text-properties fo:color="#2a6099" loext:opacity="100%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.5pt" style:font-size-asian="10.5pt" style:font-size-complex="10.5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-color="#b4c7dc" draw:textarea-horizontal-align="justify" draw:textarea-vertical-align="middle" draw:auto-grow-height="false" fo:min-height="0.988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85cm" fo:min-width="1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85cm" fo:min-width="1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ff0000" draw:marker-start-width="0.427cm" draw:marker-end-width="0.427cm" draw:fill-color="#ffe994" draw:textarea-horizontal-align="justify" draw:textarea-vertical-align="middle" draw:auto-grow-height="false" fo:min-height="0.949cm" fo:min-width="2.4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0.988cm" fo:min-width="3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hermodynamique</text:h>
      <text:p text:style-name="P1"><draw:custom-shape text:anchor-type="paragraph" draw:z-index="1" draw:name="Forme2" draw:style-name="gr6" draw:text-style-name="P21" svg:width="3.5cm" svg:height="1.341cm" svg:x="5.438cm" svg:y="0.485cm"><text:p text:style-name="P18">Système</text:p><text:p text:style-name="P18">Nacel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e4" draw:style-name="gr4" draw:text-style-name="P20" svg:width="1.458cm" svg:height="1.045cm" svg:x="3.854cm" svg:y="0.132cm"><draw:text-box><text:p><text:span text:style-name="T30">Travail</text:span></text:p><text:p><text:s text:c="3"/>W</text:p></draw:text-box></draw:frame><draw:frame text:anchor-type="paragraph" draw:z-index="5" draw:name="Forme4_0" draw:style-name="gr2" draw:text-style-name="P20" svg:width="3.391cm" svg:height="1.2cm" svg:x="9.216cm" svg:y="0.168cm"><draw:text-box><text:p><text:span text:style-name="T29">Transfert thermique</text:span><text:line-break/> <text:s text:c="4"/>Q</text:p></draw:text-box></draw:frame></text:p>
      <text:p text:style-name="P11"><draw:custom-shape text:anchor-type="paragraph" draw:z-index="0" draw:name="Forme1" draw:style-name="gr7" draw:text-style-name="P19" svg:width="3.571cm" svg:height="0.989cm" svg:x="0.034cm" svg:y="0.309cm"><text:p text:style-name="P22"><text:s/><text:span text:style-name="T28"><text:s/></text:span><text:span text:style-name="T28">Sources électriques</text:span></text:p><draw:enhanced-geometry svg:viewBox="0 0 21600 21600" draw:type="rectangle" draw:enhanced-path="M 0 0 L 21600 0 21600 21600 0 21600 0 0 Z N"/></draw:custom-shape><draw:custom-shape text:anchor-type="paragraph" draw:z-index="6" draw:name="Forme1_0" draw:style-name="gr1" draw:text-style-name="P19" svg:width="3.387cm" svg:height="0.989cm" svg:x="10.956cm" svg:y="0.175cm"><text:p text:style-name="P18"><text:s/><text:span text:style-name="T28"><text:s/></text:span><text:span text:style-name="T28">Air ambiant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Forme3" draw:style-name="gr5" svg:width="1.835cm" svg:height="0.17cm" svg:x="3.604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e3_0" draw:style-name="gr3" svg:width="2.019cm" svg:height="0.17cm" svg:x="8.938cm" svg:y="0.0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7">Variation d’énergie interne <text:span text:style-name="T27">du sytème</text:span></text:p>
      <text:p text:style-name="P2"><draw:frame draw:style-name="fr2" draw:name="Objet1" text:anchor-type="as-char" svg:y="-0.377cm" svg:width="3.043cm" svg:height="0.531cm" draw:z-index="7"><draw:object xlink:href="./Object 1" xlink:type="simple" xlink:show="embed" xlink:actuate="onLoad"/><draw:image xlink:href="./ObjectReplacements/Object 1" xlink:type="simple" xlink:show="embed" xlink:actuate="onLoad"/></draw:frame><text:s text:c="4"/></text:p>
      <text:p text:style-name="P2"/>
      <text:p text:style-name="P2"><text:span text:style-name="T26">La température interne de la nacelle avant le <text:s/>décollage est constante donc </text:span><text:span text:style-name="T26"><draw:frame draw:style-name="fr2" draw:name="Objet2" text:anchor-type="as-char" svg:y="-0.377cm" svg:width="2.251cm" svg:height="0.531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"/>
      <text:p text:style-name="P8"><text:span text:style-name="T20">La nacelle est composée de panneau en </text:span><text:span text:style-name="T1">polystyrène extrudé <text:s/>épaisseur 30mm </text:span></text:p>
      <text:p text:style-name="P8"><text:span text:style-name="T23">Le constructeur </text:span><text:span text:style-name="T27">donne la</text:span><text:span text:style-name="T23"> r</text:span>ésistance thermique <text:span text:style-name="T27">pour 1 m²</text:span><text:span text:style-name="T5"> </text:span><text:span text:style-name="T19">de panneau : </text:span><text:span text:style-name="T23"><text:s/></text:span><text:span text:style-name="T7">0,90 </text:span><text:span text:style-name="T6">m</text:span><text:span text:style-name="T3">2</text:span><text:span text:style-name="T6">KW</text:span><text:span text:style-name="T3">-</text:span><text:span text:style-name="T4">1</text:span> </text:p>
      <text:p text:style-name="P3"/>
      <text:p text:style-name="P4"><text:span text:style-name="T21">S</text:span>urface <text:span text:style-name="T24">intérieure des 6 faces </text:span>0,<text:span text:style-name="T21">2</text:span><text:span text:style-name="T24">4</text:span> * 0,<text:span text:style-name="T21">2</text:span><text:span text:style-name="T24">4</text:span> * 6 = <text:span text:style-name="T6">0,</text:span><text:span text:style-name="T8">3456</text:span><text:span text:style-name="T6"> m²</text:span><text:span text:style-name="T3"> <text:s/></text:span></text:p>
      <text:p text:style-name="P3"/>
      <text:p text:style-name="P4">Rth = 0,90 / 0,<text:span text:style-name="T24">3456</text:span> = <text:span text:style-name="T23">2,</text:span><text:span text:style-name="T24">6</text:span> KW<text:span text:style-name="T2">-1 </text:span><text:span text:style-name="T2"><draw:frame draw:style-name="fr1" draw:name="Objet5" text:anchor-type="as-char" svg:y="-0.619cm" svg:width="4.272cm" svg:height="0.998cm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/>
      <text:p text:style-name="P4">à 13h43 <text:s text:c="4"/>la nacelle est fermée <text:s/><text:span text:style-name="T10">la </text:span><text:span text:style-name="T22">température</text:span><text:span text:style-name="T10"> intérieure est constante</text:span><text:span text:style-name="T25">.</text:span></text:p>
      <text:p text:style-name="P4"/>
      <text:p text:style-name="P4"><draw:frame draw:style-name="fr1" draw:name="Objet6" text:anchor-type="as-char" svg:y="-0.377cm" svg:width="1.933cm" svg:height="0.531cm" draw:z-index="12"><draw:object xlink:href="./Object 6" xlink:type="simple" xlink:show="embed" xlink:actuate="onLoad"/><draw:image xlink:href="./ObjectReplacements/Object 6" xlink:type="simple" xlink:show="embed" xlink:actuate="onLoad"/></draw:frame><text:s text:c="4"/><draw:frame draw:style-name="fr1" draw:name="Objet7" text:anchor-type="as-char" svg:y="-0.377cm" svg:width="2.177cm" svg:height="0.531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text:s text:c="5"/><draw:frame draw:style-name="fr1" draw:name="Objet3" text:anchor-type="as-char" svg:y="-0.377cm" svg:width="3.891cm" svg:height="0.531cm" draw:z-index="9"><draw:object xlink:href="./Object 3" xlink:type="simple" xlink:show="embed" xlink:actuate="onLoad"/><draw:image xlink:href="./ObjectReplacements/Object 3" xlink:type="simple" xlink:show="embed" xlink:actuate="onLoad"/></draw:frame><text:span text:style-name="T6"><text:s/></text:span></text:p>
      <text:p text:style-name="P4"/>
      <text:p text:style-name="P5">Flux thermique <text:s text:c="2"/><text:span text:style-name="T17"><text:s/></text:span><text:span text:style-name="T17"><draw:frame draw:style-name="fr1" draw:name="Objet4" text:anchor-type="as-char" svg:y="-0.619cm" svg:width="4.62cm" svg:height="1.062cm" draw:z-index="1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/>
      <text:p text:style-name="P5"><text:span text:style-name="T12">Puissance électrique </text:span><text:span text:style-name="T13">dissipée par les cartes électronique</text:span><text:span text:style-name="T12"> <text:s/></text:span><text:span text:style-name="T14">APRS et Sigfox</text:span><text:span text:style-name="T12"> = 12,4 * 0,174 = 2,15 W</text:span></text:p>
      <text:p text:style-name="P9"><text:span text:style-name="T12">P</text:span><text:span text:style-name="T11">uissance électrique carte ttgo LoRa <text:s/></text:span><text:span text:style-name="T15">4.00V * 102mA = 0,408 W</text:span></text:p>
      <text:p text:style-name="P12">Puissance électrique GoPro <text:s/>5V * 250mA = <text:s/>1,25 W</text:p>
      <text:p text:style-name="P9"><text:span text:style-name="T15">Total puissance électrique <text:s/>= </text:span><text:span text:style-name="T16">3,8 W</text:span></text:p>
      <text:p text:style-name="P7"/>
      <text:p text:style-name="P10"><text:span text:style-name="T11">Bilan des puissances <text:s text:c="3"/>Pe + flux thermique <text:s/>3,8 – 3,8</text:span><text:span text:style-name="T18">4</text:span><text:span text:style-name="T11"> = - 0,04W</text:span></text:p>
      <text:p text:style-name="P14">Conclusion le bilan des puissances est équilibré 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0:55:22.164000000</meta:creation-date>
    <dc:date>2022-06-19T15:23:07.107000000</dc:date>
    <meta:editing-duration>PT1H55M13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7" meta:page-count="1" meta:paragraph-count="17" meta:word-count="141" meta:character-count="837" meta:non-whitespace-character-count="670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>U</mi>
          <mi mathvariant="italic">système</mi>
        </msub>
        <mo stretchy="false">=</mo>
        <mrow>
          <mi>W</mi>
          <mo stretchy="false">+</mo>
          <mi>Q</mi>
        </mrow>
      </mrow>
    </mrow>
    <annotation encoding="StarMath 5.0">%DELTA U_système = W +Q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>U</mi>
          <mi mathvariant="italic">système</mi>
        </msub>
        <mo stretchy="false">=</mo>
        <mn>0</mn>
      </mrow>
    </mrow>
    <annotation encoding="StarMath 5.0">%DELTA U _système = 0</annotation>
  </semantics>
</math>
</file>

<file path=Object 3/content.xml><?xml version="1.0" encoding="utf-8"?>
<math xmlns="http://www.w3.org/1998/Math/MathML" display="block">
  <semantics>
    <mrow>
      <mi mathvariant="normal">Δ</mi>
      <mrow>
        <mi>θ</mi>
        <mo stretchy="false">=</mo>
        <mrow>
          <msub>
            <mi>θ</mi>
            <mi>e</mi>
          </msub>
          <mo stretchy="false">−</mo>
          <msub>
            <mi>θ</mi>
            <mi>i</mi>
          </msub>
        </mrow>
        <mo stretchy="false">=</mo>
        <mrow>
          <mo stretchy="false">−</mo>
          <mn>10</mn>
        </mrow>
      </mrow>
      <mi>°</mi>
      <mi>C</mi>
    </mrow>
    <annotation encoding="StarMath 5.0">%DELTA %theta =  %theta_{e} -  %theta_{i} = -10 °C</annotation>
  </semantics>
</math>
</file>

<file path=Object 4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i mathvariant="normal">Δ</mi>
            <mi>θ</mi>
          </mrow>
          <msub>
            <mi>R</mi>
            <mi mathvariant="italic">th</mi>
          </msub>
        </mfrac>
        <mo stretchy="false">=</mo>
        <mfrac>
          <mrow>
            <mo stretchy="false">−</mo>
            <mn>10</mn>
          </mrow>
          <mn>2,6</mn>
        </mfrac>
        <mo stretchy="false">=</mo>
        <mstyle mathvariant="bold">
          <mrow>
            <mo stretchy="false">−</mo>
            <mn>3,84</mn>
          </mrow>
        </mstyle>
      </mrow>
      <mi>W</mi>
    </mrow>
    <annotation encoding="StarMath 5.0"> %PHI = {%DELTA %theta} over { R_{th} }  = { -10 } over { 2,6 } = bold -3,84 W </annotation>
  </semantics>
</math>
</file>

<file path=Object 5/content.xml><?xml version="1.0" encoding="utf-8"?>
<math xmlns="http://www.w3.org/1998/Math/MathML" display="block">
  <semantics>
    <mrow>
      <mrow>
        <msub>
          <mi>R</mi>
          <mi mathvariant="italic">th</mi>
        </msub>
        <mo stretchy="false">=</mo>
        <mfrac>
          <mn>0,90</mn>
          <mn>0,3456</mn>
        </mfrac>
        <mo stretchy="false">=</mo>
        <mstyle mathvariant="bold">
          <mn>2,6</mn>
        </mstyle>
      </mrow>
      <msup>
        <mi mathvariant="italic">KW</mi>
        <mrow>
          <mo stretchy="false">−</mo>
          <mn>1</mn>
        </mrow>
      </msup>
    </mrow>
    <annotation encoding="StarMath 5.0">R_{ th } = {0,90} over {0,3456} = bold 2,6  KW ^{-1} </annotation>
  </semantics>
</math>
</file>

<file path=Object 6/content.xml><?xml version="1.0" encoding="utf-8"?>
<math xmlns="http://www.w3.org/1998/Math/MathML" display="block">
  <semantics>
    <mrow>
      <mrow>
        <msub>
          <mi>θ</mi>
          <mi>i</mi>
        </msub>
        <mo stretchy="false">=</mo>
        <mn>34</mn>
      </mrow>
      <mi>°</mi>
      <mi>C</mi>
    </mrow>
    <annotation encoding="StarMath 5.0"> %theta_{i}  = 34 °C
</annotation>
  </semantics>
</math>
</file>

<file path=Object 7/content.xml><?xml version="1.0" encoding="utf-8"?>
<math xmlns="http://www.w3.org/1998/Math/MathML" display="block">
  <semantics>
    <mrow>
      <mrow>
        <msub>
          <mi>θ</mi>
          <mi mathvariant="italic">ext</mi>
        </msub>
        <mo stretchy="false">=</mo>
        <mn>24</mn>
      </mrow>
      <mi>°</mi>
      <mi>C</mi>
    </mrow>
    <annotation encoding="StarMath 5.0"> %theta_{ext}  = 24 °C
</annotation>
  </semantics>
</math>
</file>